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3.893cm"/>
    </style:style>
    <style:style style:name="Tabelle1.B" style:family="table-column">
      <style:table-column-properties style:column-width="13.116cm"/>
    </style:style>
    <style:style style:name="Tabelle1.1" style:family="table-row">
      <style:table-row-properties style:min-row-height="2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32d89" officeooo:paragraph-rsid="00032d89"/>
    </style:style>
    <style:style style:name="P2" style:family="paragraph" style:parent-style-name="Table_20_Contents">
      <style:text-properties officeooo:rsid="0003635b" officeooo:paragraph-rsid="0003635b"/>
    </style:style>
    <style:style style:name="P3" style:family="paragraph" style:parent-style-name="Text_20_body">
      <style:paragraph-properties fo:text-align="center" style:justify-single-word="false"/>
      <style:text-properties officeooo:rsid="00029c06" officeooo:paragraph-rsid="00029c06"/>
    </style:style>
    <style:style style:name="P4" style:family="paragraph" style:parent-style-name="Table_20_Contents">
      <style:text-properties officeooo:paragraph-rsid="0008c5c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5280"/>
    </style:style>
    <style:style style:name="T3" style:family="text">
      <style:text-properties officeooo:rsid="00056d57"/>
    </style:style>
    <style:style style:name="T4" style:family="text">
      <style:text-properties officeooo:rsid="0007002d"/>
    </style:style>
    <style:style style:name="T5" style:family="text">
      <style:text-properties officeooo:rsid="000752c6"/>
    </style:style>
    <style:style style:name="T6" style:family="text">
      <style:text-properties officeooo:rsid="00087cf5"/>
    </style:style>
    <style:style style:name="T7" style:family="text">
      <style:text-properties officeooo:rsid="0008c5c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nwendungsfälle für Sequenzdiagramme</text:span>: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">Anliegen</text:p>
          </table:table-cell>
          <table:table-cell table:style-name="Tabelle1.B1" office:value-type="string">
            <text:p text:style-name="P2">Game of Life taugliches Spielfeld generieren und Simulation starten.</text:p>
          </table:table-cell>
        </table:table-row>
        <table:table-row table:style-name="Tabelle1.1">
          <table:table-cell table:style-name="Tabelle1.A2" office:value-type="string">
            <text:p text:style-name="P1">Eingaben</text:p>
          </table:table-cell>
          <table:table-cell table:style-name="Tabelle1.B2" office:value-type="string">
            <text:p text:style-name="P2">Programm Starten &gt; Spielfeldeditor &gt; Zufallsgenerator &gt; + &gt;(von 0 bis 0 gewicht 8) &gt; ok <text:s/>&gt; + &gt;(von 1 bis 1 gewicht 2) &gt; ok &gt; ok &gt; *Spielfeld wird mit 20 % bestückt* &gt; Play/Pause <text:span text:style-name="T2">&gt; *Es bewegt sich was*</text:span></text:p>
          </table:table-cell>
        </table:table-row>
        <table:table-row table:style-name="Tabelle1.1">
          <table:table-cell table:style-name="Tabelle1.A2" office:value-type="string">
            <text:p text:style-name="P1">Funktionsaufrufe</text:p>
          </table:table-cell>
          <table:table-cell table:style-name="Tabelle1.B2" office:value-type="string">
            <text:p text:style-name="P4"><text:span text:style-name="T3">MainPanel.main() &gt; Spielfeldeditor.getZufallsgenerator().</text:span><text:span text:style-name="T4">zeigT</text:span><text:span text:style-name="T3">abellenDialog() &gt; tabellenDialog.</text:span><text:span text:style-name="T7">zeigZ</text:span><text:span text:style-name="T3">eilenDialog() {0,0,8} &gt; tabellenDialog.</text:span><text:span text:style-name="T7">zeigZ</text:span><text:span text:style-name="T3">eilenDialog() {1,1,2} &gt; Spielfeldeditor.fuelleZufall() </text:span><text:span text:style-name="T5">&gt; Verarbeitung.simulation() &gt; while(Verabeitung.aktiv){Regelarbeiter.transit() &gt; </text:span><text:span text:style-name="T6">Maler</text:span><text:span text:style-name="T5">arbeiter.faerbe();}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2T19:04:51.999340892</meta:creation-date>
    <dc:date>2021-12-05T15:01:23.543034092</dc:date>
    <meta:editing-duration>PT1H17M58S</meta:editing-duration>
    <meta:editing-cycles>6</meta:editing-cycles>
    <meta:generator>LibreOffice/6.4.7.2$Linux_X86_64 LibreOffice_project/40$Build-2</meta:generator>
    <meta:document-statistic meta:table-count="1" meta:image-count="0" meta:object-count="0" meta:page-count="1" meta:paragraph-count="7" meta:word-count="74" meta:character-count="641" meta:non-whitespace-character-count="573"/>
  </office:meta>
</office:document-meta>
</file>